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Times New Roman'" style:font-family-asian="'Times New Roman'" style:font-family-complex="'Times New Roman'" fo:background-color="transparent" style:use-window-font-color="true"/>
    </style:style>
    <style:style style:name="T2" style:family="text">
      <style:text-properties fo:font-size="14.00pt" fo:font-weight="normal" fo:font-family="'Times New Roman'" style:font-family-asian="'Times New Roman'" style:font-family-complex="'Times New Roman'" fo:background-color="transparent" style:use-window-font-color="true"/>
    </style:style>
    <style:style style:name="T3" style:family="text">
      <style:text-properties fo:font-size="16.00pt" fo:font-weight="bold" fo:font-family="'Times New Roman'" style:font-family-asian="'Times New Roman'" style:font-family-complex="'Times New Roman'" fo:background-color="transparent" style:use-window-font-color="true"/>
    </style:style>
    <style:style style:name="T4" style:family="text">
      <style:text-properties fo:font-size="14.00pt" fo:font-weight="normal" fo:font-family="'Times New Roman'" style:font-family-asian="'Times New Roman'" style:font-family-complex="'Times New Roman'"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4.00pt" fo:font-weight="bold" fo:font-family="'Times New Roman'" style:font-family-asian="'Times New Roman'" style:font-family-complex="'Times New Roman'" fo:background-color="transparent" style:use-window-font-color="true"/>
    </style:style>
    <style:style style:name="T7" style:family="text">
      <style:text-properties fo:font-size="14.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4.00pt" fo:font-weight="bold" fo:font-family="'Times New Roman'" style:font-family-asian="'Times New Roman'" style:font-family-complex="'Times New Roman'" fo:background-color="transparent" style:use-window-font-color="true"/>
    </style:style>
    <style:style style:name="T10" style:family="text">
      <style:text-properties fo:font-size="14.00pt" fo:font-weight="normal" fo:font-family="'Times New Roman'" style:font-family-asian="'Times New Roman'" style:font-family-complex="'Times New Roman'"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fo:margin-bottom="10.00pt"/>
    </style:style>
    <style:style style:name="P3" style:family="paragraph">
      <style:paragraph-properties fo:line-height="115.00%" fo:text-align="left" fo:margin-bottom="10.00pt"/>
    </style:style>
    <text:list-style style:name="L4">
      <text:list-level-style-bullet text:level="1" text:bullet-char="•">
        <style:list-level-properties text:space-before="18.00pt" text:min-label-width="18.00pt"/>
        <style:text-properties fo:font-family="Symbol"/>
      </text:list-level-style-bullet>
    </text:list-style>
    <style:style style:name="P4" style:family="paragraph">
      <style:paragraph-properties fo:line-height="115.00%" fo:text-align="left" fo:margin-bottom="10.00pt"/>
    </style:style>
    <style:style style:name="P5" style:family="paragraph">
      <style:paragraph-properties fo:line-height="115.00%" fo:text-align="left" fo:margin-bottom="10.00p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15.00%" fo:text-align="left" fo:margin-bottom="10.00pt"/>
    </style:style>
    <style:style style:name="P7" style:family="paragraph">
      <style:paragraph-properties fo:line-height="115.00%" fo:text-align="left" fo:margin-bottom="10.00pt"/>
    </style:style>
  </office:automatic-styles>
  <office:body>
    <office:text>
      <text:p text:style-name="P1"><text:span text:style-name="T1">Running Man:</text:span></text:p>
      <text:p text:style-name="P1"><text:span text:style-name="T2">Este un joc realizat cu ajutorul Arduino,pentru care sunt necesare urmatoarele componente:<text:s text:c="2"/></text:span></text:p>
      <text:list text:style-name="L2">
        <text:list-item>
          <text:p text:style-name="P2"><text:span text:style-name="T2">Arduino Uno</text:span></text:p>
        </text:list-item>
        <text:list-item>
          <text:p text:style-name="P2"><text:span text:style-name="T2"><text:s/>Genuino Uno</text:span></text:p>
        </text:list-item>
        <text:list-item>
          <text:p text:style-name="P2"><text:span text:style-name="T2"><text:s/>Adafruit RGB Backlight LCD-16x2</text:span><text:span text:style-name="T3"><text:s/></text:span></text:p>
        </text:list-item>
        <text:list-item>
          <text:p text:style-name="P2"><text:span text:style-name="T3"><text:s/></text:span><text:span text:style-name="T4">Breadbord</text:span></text:p>
        </text:list-item>
        <text:list-item>
          <text:p text:style-name="P2"><text:span text:style-name="T4">Rezistor de 220 ohmi</text:span></text:p>
        </text:list-item>
        <text:list-item>
          <text:p text:style-name="P2"><text:span text:style-name="T4">Sparkfun Pushbutton Switch-12mm</text:span></text:p>
        </text:list-item>
        <text:list-item>
          <text:p text:style-name="P2"><text:span text:style-name="T4">Jumper Wires</text:span></text:p>
        </text:list-item>
        <text:list-item>
          <text:p text:style-name="P2"><text:span text:style-name="T4">Cablu USB-A to B</text:span></text:p>
        </text:list-item>
      </text:list>
      <text:p text:style-name="P3"><text:span text:style-name="T5"/></text:p>
      <text:p text:style-name="P3"><text:span text:style-name="T6">Mod de functionare:</text:span></text:p>
      <text:p text:style-name="P3"><text:span text:style-name="T7">Dupa apasarea butonului de start,"eroul" jocului incepe sa se deplaseze spre dreapta ecranului incercand sa evite obstacolele ce vin spre el.Cu fiecare secunda ce trece si eroul este inca in viata creste si scorul.In momentul in care eroul se loveste de un obstacol jocul se opreste si apare pe ecran "Game Over"pentru o secunda dupa care va scrie intermitent "Press start button" pana cand butonul de start este apasat din nou pentru a incepe un nou joc.Scorul ramane afisat in partea dreapta a Led-ului si pe parcursul ecranului de final al jocului,acesta este resetat doar la inceperea unui joc nou.</text:span></text:p>
      <text:p text:style-name="P3"><text:span text:style-name="T8"/></text:p>
      <text:p text:style-name="P3"><text:span text:style-name="T9">Conectarea pinilor:</text:span></text:p>
      <text:p text:style-name="P3"><text:span text:style-name="T10">LCD-ul are 16 pini,acestia fiind dupa cum urmeaza,de la stanga la dreapta:</text:span></text:p>
      <text:list text:style-name="L4">
        <text:list-item>
          <text:p text:style-name="P4"><text:span text:style-name="T10">GND </text:span></text:p>
        </text:list-item>
        <text:list-item>
          <text:p text:style-name="P4"><text:span text:style-name="T10">VCC </text:span></text:p>
        </text:list-item>
        <text:list-item>
          <text:p text:style-name="P4"><text:span text:style-name="T10">V0 - contrast adjust</text:span></text:p>
        </text:list-item>
        <text:list-item>
          <text:p text:style-name="P4"><text:span text:style-name="T10">RS - register select</text:span></text:p>
        </text:list-item>
        <text:list-item>
          <text:p text:style-name="P4"><text:span text:style-name="T10">R/W - read/write select</text:span></text:p>
        </text:list-item>
        <text:list-item>
          <text:p text:style-name="P4"><text:span text:style-name="T10">E - enable signal</text:span></text:p>
        </text:list-item>
        <text:list-item>
          <text:p text:style-name="P4"><text:span text:style-name="T10">DB0 - data bit 0 </text:span></text:p>
        </text:list-item>
        <text:list-item>
          <text:p text:style-name="P4"><text:span text:style-name="T10">DB1 - data bit 1 </text:span></text:p>
        </text:list-item>
        <text:list-item>
          <text:p text:style-name="P4"><text:span text:style-name="T10">DB2 - data bit 2 </text:span></text:p>
        </text:list-item>
        <text:list-item>
          <text:p text:style-name="P4"><text:span text:style-name="T10">DB3 - data bit 3 </text:span></text:p>
        </text:list-item>
        <text:list-item>
          <text:p text:style-name="P4"><text:span text:style-name="T10">DB4 - data bit 4</text:span></text:p>
        </text:list-item>
        <text:list-item>
          <text:p text:style-name="P4"><text:span text:style-name="T10">DB5 - data bit 5</text:span></text:p>
        </text:list-item>
        <text:list-item>
          <text:p text:style-name="P4"><text:span text:style-name="T10">DB6 - data bit 6</text:span></text:p>
        </text:list-item>
        <text:list-item>
          <text:p text:style-name="P4"><text:span text:style-name="T10">DB7 - data bit 7</text:span></text:p>
        </text:list-item>
        <text:list-item>
          <text:p text:style-name="P4"><text:span text:style-name="T10">LED+ </text:span></text:p>
        </text:list-item>
        <text:list-item>
          <text:p text:style-name="P4"><text:span text:style-name="T10">LED- </text:span></text:p>
        </text:list-item>
      </text:list>
      <text:p text:style-name="P5"><text:span text:style-name="T10">Se conecteaza GND si LED- la randul negru din partea superioara a placii si VCC la randul rosu din partea superioara a placii.Firele rezistentei de 220 de ohmi vor conecta randul rosu din partea superioara a placii la LED+.<text:s text:c="40"/>Alte conexiuni necesare:</text:span></text:p>
      <text:list text:style-name="L6">
        <text:list-item>
          <text:p text:style-name="P6"><text:span text:style-name="T10"><text:s/>DB7 la<text:s text:c="2"/>pin-ul 3 Arduino</text:span></text:p>
        </text:list-item>
        <text:list-item>
          <text:p text:style-name="P6"><text:span text:style-name="T10"><text:s/>DB6 la<text:s text:c="2"/>pin-ul 4 Arduino</text:span></text:p>
        </text:list-item>
        <text:list-item>
          <text:p text:style-name="P6"><text:span text:style-name="T10"><text:s/>DB5 la pin-ul 5 Arduino</text:span></text:p>
        </text:list-item>
        <text:list-item>
          <text:p text:style-name="P6"><text:span text:style-name="T10"><text:s/>DB4 la pin-ul 6 Arduino</text:span></text:p>
        </text:list-item>
        <text:list-item>
          <text:p text:style-name="P6"><text:span text:style-name="T10"><text:s/>E la<text:s text:c="2"/>pin-ul 9 Arduino</text:span></text:p>
        </text:list-item>
        <text:list-item>
          <text:p text:style-name="P6"><text:span text:style-name="T10"><text:s/>R/W la pin-ul 10 Arduino</text:span></text:p>
        </text:list-item>
        <text:list-item>
          <text:p text:style-name="P6"><text:span text:style-name="T10"><text:s/>RS la pin-ul 11 Arduino</text:span></text:p>
        </text:list-item>
        <text:list-item>
          <text:p text:style-name="P6"><text:span text:style-name="T10"><text:s/>V0 la pin-ul 12 Arduino</text:span></text:p>
        </text:list-item>
      </text:list>
      <text:p text:style-name="P7"><text:span text:style-name="T1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